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-Bold" svg:font-family="Calibri-Bold, sans-serif"/>
    <style:font-face style:name="Calibri" svg:font-family="Calibri, sans-serif"/>
    <style:font-face style:name="Helvetica" svg:font-family="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variant="normal" fo:text-transform="none" fo:color="#b1cd00" style:font-name="Calibri-Bold" fo:font-size="11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b1cd00" style:font-name="Calibri-Bold" fo:font-size="11pt" fo:letter-spacing="normal" fo:font-style="normal" fo:font-weight="bold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b1cd00" fo:letter-spacing="normal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b1cd00" style:font-name="Calibri" fo:font-size="11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222222" fo:letter-spacing="normal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222222" style:font-name="Calibri" fo:font-size="11pt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style:font-name="Calibri-Bold" fo:font-size="11pt" fo:font-style="normal" fo:font-weight="bold"/>
    </style:style>
    <style:style style:name="T3" style:family="text">
      <style:text-properties fo:color="#b1cd00"/>
    </style:style>
    <style:style style:name="T4" style:family="text">
      <style:text-properties fo:color="#b1cd00" style:font-name="Calibri-Bold" fo:font-weight="bold"/>
    </style:style>
    <style:style style:name="T5" style:family="text">
      <style:text-properties style:font-name="Calibri" fo:font-size="11pt" fo:font-style="normal" fo:font-weight="normal"/>
    </style:style>
    <style:style style:name="T6" style:family="text">
      <style:text-properties fo:font-variant="normal" fo:text-transform="none" fo:color="#222222" style:font-name="Calibri" fo:font-size="11pt" fo:letter-spacing="normal" fo:font-style="normal" fo:font-weight="normal"/>
    </style:style>
    <style:style style:name="T7" style:family="text">
      <style:text-properties fo:font-variant="normal" fo:text-transform="none" fo:color="#32363f" style:font-name="Helvetica" fo:font-size="10pt" fo:letter-spacing="normal" fo:font-style="normal" fo:font-weight="normal" fo:background-color="#ffffff" loext:char-shading-value="0"/>
    </style:style>
    <style:style style:name="T8" style:family="text">
      <style:text-properties fo:font-variant="normal" fo:text-transform="none" fo:color="#49aef0" style:text-line-through-style="none" style:text-line-through-type="none" style:font-name="Helvetica" fo:font-size="10pt" fo:letter-spacing="normal" fo:font-style="normal" style:text-underline-style="none" fo:font-weight="normal" style:text-blinking="false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a respuesta a la <text:span text:style-name="T1">responsabilidad social</text:span> de empresas, entidades, administraciones y particulares</text:p>
      <text:p text:style-name="P4"><text:span text:style-name="T2">SOSTENIBILIDAD</text:span></text:p>
      <text:p text:style-name="P3">AMBIENTAL:</text:p>
      <text:p text:style-name="P5">- Productos ecológicos,</text:p>
      <text:p text:style-name="P5">locales y de temporada.</text:p>
      <text:p text:style-name="P5">- Vajilla biodegradable</text:p>
      <text:p text:style-name="P5">cuando es de un uso.</text:p>
      <text:p text:style-name="P5">- Recogida selectiva de residuos.</text:p>
      <text:p text:style-name="P4"><text:span text:style-name="T2">COMPROMISO SOCIAL:</text:span></text:p>
      <text:p text:style-name="P5">- Productos de comercio</text:p>
      <text:p text:style-name="P5">justo y de la economía solidaria.</text:p>
      <text:p text:style-name="P4"><text:span text:style-name="T5">- Gestión social de los</text:span></text:p>
      <text:p text:style-name="P5">excedentes de comida.</text:p>
      <text:p text:style-name="P4"><text:span text:style-name="T2">INSERCIÓN</text:span></text:p>
      <text:p text:style-name="P3">SOCIO-LABORAL:</text:p>
      <text:p text:style-name="P4"><text:span text:style-name="T5">- Empleo y formación para</text:span></text:p>
      <text:p text:style-name="P5">personas en situación de</text:p>
      <text:p text:style-name="P5">vulnerabilidad social y económica.</text:p>
      <text:p text:style-name="P6"/>
      <text:p text:style-name="P7">En la parte de detrás quitaría lo de SERVICIOS</text:p>
      <text:p text:style-name="P6"/>
      <text:p text:style-name="P7">Pondría directamente</text:p>
      <text:p text:style-name="P4"/>
      <text:p text:style-name="P3">PARTICULARES</text:p>
      <text:p text:style-name="P7"><text:span text:style-name="T4">- </text:span><text:span text:style-name="T3">Cenas</text:span></text:p>
      <text:p text:style-name="P5">- Cumpleaños</text:p>
      <text:p text:style-name="P5">- Bautizos</text:p>
      <text:p text:style-name="P5">- Comuniones</text:p>
      <text:p text:style-name="P5">- Bodas</text:p>
      <text:p text:style-name="P4"><text:span text:style-name="T2">EMPRESAS /</text:span></text:p>
      <text:p text:style-name="P3">ORGANIZACIONES</text:p>
      <text:p text:style-name="P5">- Pausa café</text:p>
      <text:p text:style-name="P5">- Vino de Honor</text:p>
      <text:p text:style-name="P5">- Cócteles / aperitivos</text:p>
      <text:p text:style-name="P5">- Comidas y cenas corporativas</text:p>
      <text:p text:style-name="P5">- Congresos y otros eventos</text:p>
      <text:p text:style-name="P6"/>
      <text:p text:style-name="P7">Y en destacado</text:p>
      <text:p text:style-name="P6"/>
      <text:p text:style-name="P7">Servicios de “Comida a empresa” diario</text:p>
      <text:p text:style-name="P6"/>
      <text:p text:style-name="P1"><text:span text:style-name="T6">El twitter hay que cambiarlo </text:span><text:span text:style-name="T7">@</text:span><text:a xlink:type="simple" xlink:href="https://hootsuite.com/dashboard" office:target-frame-name="_blank" xlink:show="new"><text:span text:style-name="T8">NovaT_Catering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-Bold" svg:font-family="Calibri-Bold, sans-serif"/>
    <style:font-face style:name="Calibri" svg:font-family="Calibri, sans-serif"/>
    <style:font-face style:name="Helvetica" svg:font-family="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eawww </meta:initial-creator>
    <meta:creation-date>2015-02-11T11:53:03.336690797</meta:creation-date>
    <dc:date>2015-02-11T11:54:20.078349778</dc:date>
    <dc:creator>creawww </dc:creator>
    <meta:editing-duration>P0D</meta:editing-duration>
    <meta:editing-cycles>1</meta:editing-cycles>
    <meta:document-statistic meta:table-count="0" meta:image-count="0" meta:object-count="0" meta:page-count="1" meta:paragraph-count="36" meta:word-count="130" meta:character-count="820" meta:non-whitespace-character-count="726"/>
    <meta:generator>LibreOffice/4.2.8.2$Linux_X86_64 LibreOffice_project/420$Build-2</meta:generator>
  </office:meta>
</office:document-meta>
</file>